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0091f4e" officeooo:paragraph-rsid="00091f4e" style:font-size-asian="8pt" style:font-size-complex="8pt"/>
    </style:style>
    <style:style style:name="P2" style:family="paragraph" style:parent-style-name="Text_20_body">
      <style:text-properties fo:font-variant="normal" fo:text-transform="none" fo:color="#000000" style:font-name="Helvetica Neue" fo:font-size="8pt" fo:letter-spacing="normal" fo:font-style="normal" fo:font-weight="normal" officeooo:rsid="00091f4e" officeooo:paragraph-rsid="00091f4e" fo:background-color="#ffff00" style:font-size-asian="8pt" style:font-size-complex="8pt"/>
    </style:style>
    <style:style style:name="P3" style:family="paragraph" style:parent-style-name="Standard">
      <style:text-properties fo:font-size="8pt" officeooo:rsid="00091f4e" officeooo:paragraph-rsid="00091f4e" style:font-size-asian="8pt" style:font-size-complex="8pt"/>
    </style:style>
    <style:style style:name="P4" style:family="paragraph" style:parent-style-name="Standard">
      <style:text-properties fo:font-size="8pt" officeooo:rsid="00091f4e" officeooo:paragraph-rsid="000c4fe5" style:font-size-asian="8pt" style:font-size-complex="8pt"/>
    </style:style>
    <style:style style:name="P5" style:family="paragraph" style:parent-style-name="Text_20_body">
      <style:text-properties fo:font-variant="normal" fo:text-transform="none" fo:color="#000000" style:font-name="Helvetica Neue" fo:font-size="8pt" fo:letter-spacing="normal" fo:font-style="normal" fo:font-weight="normal" officeooo:rsid="00091f4e" officeooo:paragraph-rsid="00091f4e" fo:background-color="#ffff00" style:font-size-asian="8pt" style:font-size-complex="8pt"/>
    </style:style>
    <style:style style:name="P6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Liberation Serif" fo:font-size="8pt" fo:letter-spacing="normal" fo:font-style="normal" fo:font-weight="normal" officeooo:rsid="00091f4e" officeooo:paragraph-rsid="00091f4e" fo:background-color="transparent" style:font-size-asian="8pt" style:font-size-complex="8pt"/>
    </style:style>
    <style:style style:name="P7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Helvetica Neue" fo:font-size="8pt" fo:letter-spacing="normal" fo:font-style="normal" fo:font-weight="normal" officeooo:rsid="00091f4e" officeooo:paragraph-rsid="00091f4e" fo:background-color="transparent" style:font-size-asian="8pt" style:font-size-complex="8pt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/>
        <text:p text:style-name="P2">Quız 2 Answer using Lists</text:p>
        <text:p text:style-name="P1">fh = open("romeo.txt")</text:p>
        <text:p text:style-name="P1">lst = list()</text:p>
        <text:p text:style-name="P1">for line in fh:</text:p>
        <text:p text:style-name="P1"><text:s text:c="4"/>lst_temp= line.split()</text:p>
        <text:p text:style-name="P1"><text:s text:c="4"/>for w in lst_temp:</text:p>
        <text:p text:style-name="P1"><text:s text:c="8"/>if w not in lst:</text:p>
        <text:p text:style-name="P1"><text:s text:c="12"/>lst.append(w)</text:p>
        <text:p text:style-name="P1"/>
        <text:p text:style-name="P1">lst.sort() <text:s text:c="8"/></text:p>
        <text:p text:style-name="P1">print(lst)</text:p>
        <text:p text:style-name="P1"/>
        <text:p text:style-name="P1">new_list= []</text:p>
        <text:p text:style-name="P1">count=0</text:p>
        <text:p text:style-name="P1">for item in lst:</text:p>
        <text:p text:style-name="P1"><text:s text:c="4"/>letter= item[0]</text:p>
        <text:p text:style-name="P1"><text:s text:c="4"/>letter= letter.upper()</text:p>
        <text:p text:style-name="P1"><text:s text:c="4"/>if letter not in new_list:</text:p>
        <text:p text:style-name="P1"><text:s text:c="8"/>count=0</text:p>
        <text:p text:style-name="P1"><text:s text:c="8"/>new_list.append(letter)</text:p>
        <text:p text:style-name="P1"><text:s text:c="8"/>for i in lst:</text:p>
        <text:p text:style-name="P1"><text:s text:c="12"/>if i[0].upper() == letter:</text:p>
        <text:p text:style-name="P1"><text:s text:c="16"/>count+= 1</text:p>
        <text:p text:style-name="P4"><text:s text:c="8"/>print(letter+ " count is: "+ str(count)) <text:s text:c="4"/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<text:s text:c="3"/></text:p>
        <text:p text:style-name="P4"/>
        <text:p text:style-name="P4"/>
        <text:p text:style-name="P1"/>
        <text:p text:style-name="P1"/>
        <text:p text:style-name="P2">Quız 2 Answer using Dictionaries:</text:p>
        <text:p text:style-name="P6">#assuming that you have already created the list</text:p>
        <text:p text:style-name="P6">new_dictionary= {}</text:p>
        <text:p text:style-name="P6">for item in lst:</text:p>
        <text:p text:style-name="P6"><text:s text:c="4"/>letter= item[0]</text:p>
        <text:p text:style-name="P6"><text:s text:c="4"/>letter= letter.upper()</text:p>
        <text:p text:style-name="P6"><text:s text:c="4"/>if letter in new_dictionary:</text:p>
        <text:p text:style-name="P6"><text:s text:c="8"/>new_dictionary[letter]+= 1</text:p>
        <text:p text:style-name="P6"><text:s text:c="4"/>else:</text:p>
        <text:p text:style-name="P6"><text:s text:c="8"/>new_dictionary[letter]= 1</text:p>
        <text:p text:style-name="P6"/>
        <text:p text:style-name="P6">print(new_dictionary)</text:p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08:48:48.669570874</meta:creation-date>
    <dc:date>2018-03-02T08:54:15.931054532</dc:date>
    <meta:editing-duration>PT4M4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96" meta:character-count="785" meta:non-whitespace-character-count="573"/>
  </office:meta>
</office:document-meta>
</file>